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 style:data-style-name="N1013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1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2"/>February - 2009</text:p>
          </table:table-cell>
          <table:covered-table-cell table:style-name="ce52"/>
          <table:covered-table-cell table:number-columns-repeated="6" table:style-name="ce53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6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6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8"/>
          <table:table-cell table:style-name="ce62" office:value-type="string" calcext:value-type="string" table:number-columns-spanned="2" table:number-rows-spanned="2">
            <text:p>拆除後重建移送法辦數</text:p>
          </table:table-cell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7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9"/>
          <table:covered-table-cell table:style-name="ce63"/>
          <table:covered-table-cell table:style-name="ce67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5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60" office:value-type="string" calcext:value-type="string" table:number-columns-spanned="1" table:number-rows-spanned="2">
            <text:p>本月</text:p>
            <text:p>拆除數</text:p>
          </table:table-cell>
          <table:table-cell table:style-name="ce64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8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1"/>
          <table:covered-table-cell table:style-name="ce65"/>
          <table:covered-table-cell table:style-name="ce69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487904" calcext:value-type="float">
            <text:p><text:s/>487,904 </text:p>
          </table:table-cell>
          <table:table-cell table:style-name="ce30" office:value-type="float" office:value="1614" calcext:value-type="float">
            <text:p><text:s/>1,614 </text:p>
          </table:table-cell>
          <table:table-cell table:style-name="ce30" office:value-type="float" office:value="25688" calcext:value-type="float">
            <text:p><text:s/>25,6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57899" calcext:value-type="float">
            <text:p><text:s/>457,89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99" calcext:value-type="float">
            <text:p><text:s/>599 </text:p>
          </table:table-cell>
          <table:table-cell table:style-name="ce30" office:value-type="float" office:value="1905" calcext:value-type="float">
            <text:p><text:s/>1,90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6" calcext:value-type="float">
            <text:p><text:s/>176 </text:p>
          </table:table-cell>
          <table:table-cell table:style-name="ce30" office:value-type="float" office:value="3250" calcext:value-type="float">
            <text:p><text:s/>3,250 </text:p>
          </table:table-cell>
          <table:table-cell table:style-name="ce30" office:value-type="float" office:value="2412" calcext:value-type="float">
            <text:p><text:s/>2,412 </text:p>
          </table:table-cell>
          <table:table-cell table:style-name="ce30" office:value-type="float" office:value="838" calcext:value-type="float">
            <text:p><text:s/>838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16945" calcext:value-type="float">
            <text:p><text:s/>316,945 </text:p>
          </table:table-cell>
          <table:table-cell table:style-name="ce30" office:value-type="float" office:value="651" calcext:value-type="float">
            <text:p><text:s/>651 </text:p>
          </table:table-cell>
          <table:table-cell table:style-name="ce30" office:value-type="float" office:value="18688" calcext:value-type="float">
            <text:p><text:s/>18,6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95175" calcext:value-type="float">
            <text:p><text:s/>295,1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38" calcext:value-type="float">
            <text:p><text:s/>338 </text:p>
          </table:table-cell>
          <table:table-cell table:style-name="ce30" office:value-type="float" office:value="1448" calcext:value-type="float">
            <text:p><text:s/>1,4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1833" calcext:value-type="float">
            <text:p><text:s/>1,833 </text:p>
          </table:table-cell>
          <table:table-cell table:style-name="ce30" office:value-type="float" office:value="1634" calcext:value-type="float">
            <text:p><text:s/>1,634 </text:p>
          </table:table-cell>
          <table:table-cell table:style-name="ce30" office:value-type="float" office:value="199" calcext:value-type="float">
            <text:p><text:s/>199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0290" calcext:value-type="float">
            <text:p><text:s/>150,290 </text:p>
          </table:table-cell>
          <table:table-cell table:style-name="ce31" office:value-type="float" office:value="383" calcext:value-type="float">
            <text:p><text:s/>38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8448" calcext:value-type="float">
            <text:p><text:s/>148,4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0" calcext:value-type="float">
            <text:p><text:s/>250 </text:p>
          </table:table-cell>
          <table:table-cell table:style-name="ce31" office:value-type="float" office:value="845" calcext:value-type="float">
            <text:p><text:s/>8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7" calcext:value-type="float">
            <text:p><text:s/>77 </text:p>
          </table:table-cell>
          <table:table-cell table:style-name="ce31" office:value-type="float" office:value="1053" calcext:value-type="float">
            <text:p><text:s/>1,053 </text:p>
          </table:table-cell>
          <table:table-cell table:style-name="ce31" office:value-type="float" office:value="997" calcext:value-type="float">
            <text:p><text:s/>997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286" calcext:value-type="float">
            <text:p><text:s/>2,286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0" calcext:value-type="float">
            <text:p><text:s/>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6748" calcext:value-type="float">
            <text:p><text:s/>26,748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76" calcext:value-type="float">
            <text:p><text:s/>25,5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31" calcext:value-type="float">
            <text:p><text:s/>2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11" calcext:value-type="float">
            <text:p><text:s/>211 </text:p>
          </table:table-cell>
          <table:table-cell table:style-name="ce31" office:value-type="float" office:value="207" calcext:value-type="float">
            <text:p><text:s/>20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783" calcext:value-type="float">
            <text:p><text:s/>3,783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35" calcext:value-type="float">
            <text:p><text:s/>2,6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192" calcext:value-type="float">
            <text:p><text:s/>1,19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83" calcext:value-type="float">
            <text:p><text:s/>1,1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754" calcext:value-type="float">
            <text:p><text:s/>6,754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04" calcext:value-type="float">
            <text:p><text:s/>5,6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4859" calcext:value-type="float">
            <text:p><text:s/>4,859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51" calcext:value-type="float">
            <text:p><text:s/>4,5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40" calcext:value-type="float">
            <text:p><text:s/>1,6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29" calcext:value-type="float">
            <text:p><text:s/>1,5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30" calcext:value-type="float">
            <text:p><text:s/>2,0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10" calcext:value-type="float">
            <text:p><text:s/>1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1995" calcext:value-type="float">
            <text:p><text:s/>1,9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8" calcext:value-type="float">
            <text:p><text:s/>1,5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5" calcext:value-type="float">
            <text:p><text:s/>3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554" calcext:value-type="float">
            <text:p><text:s/>554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1970" calcext:value-type="float">
            <text:p><text:s/>11,970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2" calcext:value-type="float">
            <text:p><text:s/>7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10" calcext:value-type="float">
            <text:p><text:s/>12,81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6" calcext:value-type="float">
            <text:p><text:s/>11,9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8" calcext:value-type="float">
            <text:p><text:s/>1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43" calcext:value-type="float">
            <text:p><text:s/>34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43" calcext:value-type="float">
            <text:p><text:s/>3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8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385" calcext:value-type="float">
            <text:p><text:s/>2,38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" calcext:value-type="float">
            <text:p><text:s/>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573" calcext:value-type="float">
            <text:p><text:s/>16,57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25" calcext:value-type="float">
            <text:p><text:s/>15,6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5893" calcext:value-type="float">
            <text:p><text:s/>5,893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604" calcext:value-type="float">
            <text:p><text:s/>6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222" calcext:value-type="float">
            <text:p><text:s/>5,2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0868" calcext:value-type="float">
            <text:p><text:s/>30,868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3361" calcext:value-type="float">
            <text:p><text:s/>3,36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277" calcext:value-type="float">
            <text:p><text:s/>27,2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91" calcext:value-type="float">
            <text:p><text:s/>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182" calcext:value-type="float">
            <text:p><text:s/>182 </text:p>
          </table:table-cell>
          <table:table-cell table:style-name="ce31" office:value-type="float" office:value="139" calcext:value-type="float">
            <text:p><text:s/>139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31" calcext:value-type="float">
            <text:p><text:s/>15,73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235" calcext:value-type="float">
            <text:p><text:s/>18,23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559" calcext:value-type="float">
            <text:p><text:s/>14,5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8550" calcext:value-type="float">
            <text:p><text:s/>78,550 </text:p>
          </table:table-cell>
          <table:table-cell table:style-name="ce30" office:value-type="float" office:value="332" calcext:value-type="float">
            <text:p><text:s/>332 </text:p>
          </table:table-cell>
          <table:table-cell table:style-name="ce30" office:value-type="float" office:value="6594" calcext:value-type="float">
            <text:p><text:s/>6,59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1419" calcext:value-type="float">
            <text:p><text:s/>71,4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6" calcext:value-type="float">
            <text:p><text:s/>206 </text:p>
          </table:table-cell>
          <table:table-cell table:style-name="ce30" office:value-type="float" office:value="233" calcext:value-type="float">
            <text:p><text:s/>23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384" calcext:value-type="float">
            <text:p><text:s/>384 </text:p>
          </table:table-cell>
          <table:table-cell table:style-name="ce30" office:value-type="float" office:value="304" calcext:value-type="float">
            <text:p><text:s/>304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0235" calcext:value-type="float">
            <text:p><text:s/>90,235 </text:p>
          </table:table-cell>
          <table:table-cell table:style-name="ce30" office:value-type="float" office:value="631" calcext:value-type="float">
            <text:p><text:s/>63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545" calcext:value-type="float">
            <text:p><text:s/>89,54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219" calcext:value-type="float">
            <text:p><text:s/>2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1030" calcext:value-type="float">
            <text:p><text:s/>1,030 </text:p>
          </table:table-cell>
          <table:table-cell table:style-name="ce30" office:value-type="float" office:value="471" calcext:value-type="float">
            <text:p><text:s/>471 </text:p>
          </table:table-cell>
          <table:table-cell table:style-name="ce30" office:value-type="float" office:value="559" calcext:value-type="float">
            <text:p><text:s/>55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174" calcext:value-type="float">
            <text:p><text:s/>2,1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60" calcext:value-type="float">
            <text:p><text:s/>1,76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32" calcext:value-type="float">
            <text:p><text:s/>1,73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6" calcext:value-type="float">
            <text:p><text:s/>1,7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2" calcext:value-type="float">
            <text:p><text:s/>4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2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4"/>
          <table:covered-table-cell table:style-name="ce70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9-12-15T09:31:03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